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OpenSymbol" svg:font-family="OpenSymbol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101cm" style:contextual-spacing="false" fo:orphans="2" fo:widows="2" fo:text-indent="0cm" style:auto-text-indent="false"/>
      <style:text-properties fo:font-variant="normal" fo:text-transform="none" style:use-window-font-color="true" style:text-line-through-style="none" style:font-name="Century Schoolbook L" fo:font-size="16pt" fo:letter-spacing="normal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margin-top="0cm" fo:margin-bottom="0.101cm" style:contextual-spacing="false" fo:orphans="2" fo:widows="2" fo:text-indent="0cm" style:auto-text-indent="false"/>
      <style:text-properties fo:font-variant="normal" fo:text-transform="none" style:use-window-font-color="true" style:text-line-through-style="none" style:font-name="Century Schoolbook L" fo:font-size="13pt" fo:letter-spacing="normal" fo:font-style="normal" style:text-underline-style="none" fo:font-weight="bold" officeooo:rsid="0016002a" officeooo:paragraph-rsid="0016002a" style:text-blinking="false" fo:background-color="transparent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margin-top="0cm" fo:margin-bottom="0.101cm" style:contextual-spacing="false" fo:orphans="2" fo:widows="2" fo:text-indent="0cm" style:auto-text-indent="false"/>
      <style:text-properties fo:font-variant="normal" fo:text-transform="none" style:use-window-font-color="true" style:text-line-through-style="none" style:font-name="Century Schoolbook L" fo:font-size="13pt" fo:letter-spacing="normal" fo:font-style="normal" style:text-underline-style="none" fo:font-weight="bold" officeooo:rsid="0016002a" officeooo:paragraph-rsid="0016b8e5" style:text-blinking="false" fo:background-color="transparent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 fo:break-before="page"/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Standard">
      <style:paragraph-properties fo:margin-left="1.217cm" fo:margin-right="0cm" fo:margin-top="0cm" fo:margin-bottom="0.101cm" style:contextual-spacing="false" fo:orphans="2" fo:widows="2" fo:text-indent="-1.217cm" style:auto-text-indent="false">
        <style:tab-stops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officeooo:paragraph-rsid="0016002a" style:text-blinking="false" fo:background-color="transparent" style:font-size-asian="11pt" style:font-size-complex="11pt"/>
    </style:style>
    <style:style style:name="P6" style:family="paragraph" style:parent-style-name="Standard">
      <style:paragraph-properties fo:margin-left="1.217cm" fo:margin-right="0cm" fo:margin-top="0cm" fo:margin-bottom="0.101cm" style:contextual-spacing="false" fo:orphans="2" fo:widows="2" fo:text-indent="-1.217cm" style:auto-text-indent="false">
        <style:tab-stops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officeooo:rsid="0016002a" officeooo:paragraph-rsid="0016002a" style:text-blinking="false" fo:background-color="transparent" style:font-size-asian="11pt" style:font-size-complex="11pt"/>
    </style:style>
    <style:style style:name="P7" style:family="paragraph" style:parent-style-name="Standard">
      <style:paragraph-properties fo:margin-left="1.217cm" fo:margin-right="0cm" fo:margin-top="0cm" fo:margin-bottom="0.101cm" style:contextual-spacing="false" fo:orphans="2" fo:widows="2" fo:text-indent="-1.217cm" style:auto-text-indent="false">
        <style:tab-stops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officeooo:rsid="0016002a" officeooo:paragraph-rsid="0016b8e5" style:text-blinking="false" fo:background-color="transparent" style:font-size-asian="11pt" style:font-size-complex="11pt"/>
    </style:style>
    <style:style style:name="P8" style:family="paragraph" style:parent-style-name="Standard">
      <style:paragraph-properties fo:margin-left="1.217cm" fo:margin-right="0cm" fo:margin-top="0cm" fo:margin-bottom="0.101cm" style:contextual-spacing="false" fo:orphans="2" fo:widows="2" fo:text-indent="-1.217cm" style:auto-text-indent="false">
        <style:tab-stops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officeooo:rsid="0016002a" officeooo:paragraph-rsid="0018a0f5" style:text-blinking="false" fo:background-color="transparent" style:font-size-asian="11pt" style:font-size-complex="11pt"/>
    </style:style>
    <style:style style:name="P9" style:family="paragraph" style:parent-style-name="Standard">
      <style:paragraph-properties fo:margin-left="1.217cm" fo:margin-right="0cm" fo:margin-top="0cm" fo:margin-bottom="0.101cm" style:contextual-spacing="false" fo:orphans="2" fo:widows="2" fo:text-indent="-1.217cm" style:auto-text-indent="false">
        <style:tab-stops/>
      </style:paragraph-properties>
      <style:text-properties fo:font-variant="normal" fo:text-transform="none" style:use-window-font-color="true" style:text-line-through-style="none" style:font-name="Century Schoolbook L" fo:font-size="13pt" fo:letter-spacing="normal" fo:font-style="normal" style:text-underline-style="none" fo:font-weight="bold" officeooo:rsid="0016002a" officeooo:paragraph-rsid="0016b8e5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1.217cm" fo:margin-right="0cm" fo:margin-top="0cm" fo:margin-bottom="0.101cm" style:contextual-spacing="false" fo:orphans="2" fo:widows="2" fo:text-indent="-1.217cm" style:auto-text-indent="false">
        <style:tab-stops/>
      </style:paragraph-properties>
      <style:text-properties fo:font-variant="normal" fo:text-transform="none" style:use-window-font-color="true" style:text-line-through-style="none" style:font-name="Century Schoolbook L" fo:font-size="13pt" fo:letter-spacing="normal" fo:font-style="normal" style:text-underline-style="none" fo:font-weight="bold" officeooo:rsid="0016002a" officeooo:paragraph-rsid="0018a0f5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1.217cm" fo:margin-right="0cm" fo:margin-top="0cm" fo:margin-bottom="0.101cm" style:contextual-spacing="false" fo:orphans="2" fo:widows="2" fo:text-indent="-1.217cm" style:auto-text-indent="false">
        <style:tab-stops/>
      </style:paragraph-properties>
      <style:text-properties fo:font-variant="normal" fo:text-transform="none" style:use-window-font-color="true" style:font-name="Century Schoolbook L" fo:font-size="11pt" fo:letter-spacing="normal" fo:font-style="normal" fo:font-weight="normal" officeooo:paragraph-rsid="0018a0f5" style:font-size-asian="11pt" style:font-size-complex="11pt"/>
    </style:style>
    <style:style style:name="P12" style:family="paragraph" style:parent-style-name="Standard" style:list-style-name="L2">
      <style:paragraph-properties fo:margin-left="1.217cm" fo:margin-right="0cm" fo:margin-top="0cm" fo:margin-bottom="0.101cm" style:contextual-spacing="false" fo:orphans="2" fo:widows="2" fo:text-indent="-1.217cm" style:auto-text-indent="false" fo:background-color="transparent">
        <style:tab-stops/>
        <style:background-image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officeooo:paragraph-rsid="0016b8e5" style:text-blinking="false" fo:background-color="transparent" style:font-size-asian="11pt" style:font-size-complex="11pt"/>
    </style:style>
    <style:style style:name="P13" style:family="paragraph" style:parent-style-name="Text_20_body">
      <style:paragraph-properties fo:orphans="2" fo:widows="2"/>
      <style:text-properties fo:font-variant="normal" fo:text-transform="none" style:use-window-font-color="true" style:font-name="Century Schoolbook L" fo:font-size="11pt" fo:letter-spacing="normal" fo:font-style="normal" fo:font-weight="normal" style:font-size-asian="11pt" style:font-size-complex="11pt"/>
    </style:style>
    <style:style style:name="P14" style:family="paragraph" style:parent-style-name="Text_20_body">
      <style:paragraph-properties fo:orphans="2" fo:widows="2"/>
      <style:text-properties style:use-window-font-color="true" style:font-name="Century Schoolbook L" fo:font-size="11pt" fo:font-style="normal" fo:font-weight="normal" style:font-size-asian="11pt" style:font-size-complex="11pt"/>
    </style:style>
    <style:style style:name="P15" style:family="paragraph" style:parent-style-name="Text_20_body" style:list-style-name="L1">
      <style:paragraph-properties fo:margin-top="0cm" fo:margin-bottom="0cm" style:contextual-spacing="false" fo:orphans="2" fo:widows="2" fo:background-color="#ffffff">
        <style:background-image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style:text-blinking="false" fo:background-color="#ffffff" style:font-size-asian="11pt" style:font-size-complex="11pt"/>
    </style:style>
    <style:style style:name="P16" style:family="paragraph" style:parent-style-name="Text_20_body" style:list-style-name="L2">
      <style:paragraph-properties fo:margin-top="0cm" fo:margin-bottom="0cm" style:contextual-spacing="false" fo:orphans="2" fo:widows="2" fo:background-color="transparent">
        <style:background-image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cm" style:contextual-spacing="false" fo:orphans="2" fo:widows="2" fo:background-color="transparent">
        <style:background-image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 style:list-style-name="L4">
      <style:paragraph-properties fo:margin-top="0cm" fo:margin-bottom="0cm" style:contextual-spacing="false" fo:orphans="2" fo:widows="2" fo:background-color="transparent">
        <style:background-image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 style:list-style-name="L5">
      <style:paragraph-properties fo:margin-top="0cm" fo:margin-bottom="0cm" style:contextual-spacing="false" fo:orphans="2" fo:widows="2" fo:background-color="transparent">
        <style:background-image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6">
      <style:paragraph-properties fo:margin-top="0cm" fo:margin-bottom="0cm" style:contextual-spacing="false" fo:orphans="2" fo:widows="2" fo:background-color="transparent">
        <style:background-image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 style:list-style-name="L7">
      <style:paragraph-properties fo:margin-top="0cm" fo:margin-bottom="0cm" style:contextual-spacing="false" fo:orphans="2" fo:widows="2" fo:background-color="transparent">
        <style:background-image/>
      </style:paragraph-properties>
      <style:text-properties fo:font-variant="normal" fo:text-transform="none" style:use-window-font-color="true" style:text-line-through-style="none" style:font-name="Century Schoolbook 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style:text-line-through-style="none" style:text-underline-style="none" style:text-blinking="false" fo:background-color="transparent"/>
    </style:style>
    <style:style style:name="T2" style:family="text">
      <style:text-properties officeooo:rsid="0016002a"/>
    </style:style>
    <style:style style:name="T3" style:family="text">
      <style:text-properties officeooo:rsid="0016b8e5"/>
    </style:style>
    <style:style style:name="T4" style:family="text">
      <style:text-properties officeooo:rsid="0016b8e5" fo:background-color="#ffffff"/>
    </style:style>
    <style:style style:name="T5" style:family="text">
      <style:text-properties officeooo:rsid="0018a0f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8739076582714915"/><text:span text:style-name="T2">System </text:span>Requirements</text:p>
      <text:p text:style-name="P2">Must Have -</text:p>
      <text:p text:style-name="P5"><text:span text:style-name="T2">-<text:tab/>New students/companies should be able to apply for accounts. These need to be approved by a coordinator.</text:span></text:p>
      <text:p text:style-name="P6">-<text:tab/>The adverts need to be approved by the coordinator before becoming public.<text:line-break/></text:p>
      <text:p text:style-name="P3"><text:span text:style-name="T3">Should</text:span> Have -</text:p>
      <text:p text:style-name="P7"><text:span text:style-name="T3">-<text:tab/>The advert submission screen should be a structured template. It should be like a web form with fields to fill in. He envisages a table of skills that advertisers can select as required or desired -- possibly via check boxes</text:span></text:p>
      <text:p text:style-name="P7">-<text:tab/>The system should automatically <text:span text:style-name="T3">enrol</text:span> SE/ESE students to the system with a login. Other users will have to register to use the system.</text:p>
      <text:p text:style-name="P7"><text:span text:style-name="T3">-<text:tab/>Companies will have direct access to the system via a login</text:span></text:p>
      <text:p text:style-name="P7"><text:span text:style-name="T3">-<text:tab/>The company can choose to use the system to collect applications from students or use their own system. Normally only small companies would require that applications be handled for them.</text:span></text:p>
      <text:p text:style-name="P7"><text:span text:style-name="T3">-<text:tab/>When an internship advertisement is approved, an email is sent to the student</text:span></text:p>
      <text:p text:style-name="P7"><text:span text:style-name="T3">-<text:tab/>Students are supposed to notify the coordinator once they secure the placement, via the system.</text:span></text:p>
      <text:p text:style-name="P7"><text:span text:style-name="T3">-<text:tab/>Students notify of success in gaining an offer for an internship through the system</text:span></text:p>
      <text:p text:style-name="P7"><text:span text:style-name="T3">-<text:tab/>If the ad was approved by the coordinator as being SE compliant, the placement should be auto-approved once the student informs the coordinator.</text:span></text:p>
      <text:p text:style-name="P7"><text:span text:style-name="T3">-<text:tab/>Students should be able to upload a copy of their CV, to speed up application through the system</text:span></text:p>
      <text:p text:style-name="P7"><text:span text:style-name="T3"/></text:p>
      <text:p text:style-name="P9"><text:span text:style-name="T3">Could Have -</text:span></text:p>
      <text:p text:style-name="P7"><text:span text:style-name="T3">-<text:tab/></text:span><text:span text:style-name="T4">When a placement has a deadline application time , the placement should be automatically be made non-visible to the student 1 week after this deadline date (to allow for late applications).<text:tab/></text:span><text:span text:style-name="T3">The adverts will be left up and not taken down.</text:span></text:p>
      <text:p text:style-name="P7"><text:span text:style-name="T3">-<text:tab/></text:span>Once <text:span text:style-name="T3">company</text:span> <text:span text:style-name="T3">accounts are</text:span> approved, emails with user/password should be sent to the applicants.</text:p>
      <text:p text:style-name="P7"><text:span text:style-name="T3">-<text:tab/>There should be a single interface, but different dashboards available to the user type once the user logs in.</text:span></text:p>
      <text:p text:style-name="P7"><text:span text:style-name="T3">-<text:tab/>Would like the system to warn the advertiser if they leave the start date out or don’t give a clear indication</text:span></text:p>
      <text:p text:style-name="P7"><text:span text:style-name="T3">-<text:tab/>If a CV can be uploaded, students should be able to modify before submission, allowing tailoring to the specific position.</text:span></text:p>
      <text:p text:style-name="P7"><text:span text:style-name="T3">-<text:tab/>Students should provide update on their progress in finding a placement. If they fail to provide any updates for an extended period of time they should be contacted by email to provide an update. (Note it is unclear what constitutes an update; perhaps providing a textual message through the system or simply the act of logging into the system). This also implies that a student who has secured a placement should no longer receive these notifications and do no need to provide updates.</text:span></text:p>
      <text:p text:style-name="P7"><text:span text:style-name="T3">-<text:tab/>The criteria of the notification the student gives: pay, how long, description of job and what you are doing (must be substantially SE/ESE based, depending on course). If the </text:span><text:soft-page-break/><text:span text:style-name="T3">description involves Requirements Engineering and not actually coding, then this still counts as SE.</text:span></text:p>
      <text:p text:style-name="P8"><text:span text:style-name="T5">-<text:tab/>The ad should be re-advertised by the company if needed. We don't need to bother with making the ad available, if the placement is taken / retracted.</text:span></text:p>
      <text:p text:style-name="P7"><text:span text:style-name="T3"/></text:p>
      <text:p text:style-name="P9"><text:span text:style-name="T3">Would Like to Have -</text:span></text:p>
      <text:p text:style-name="P8"><text:span text:style-name="T3">-<text:tab/>The system should ideally have no manuals/online help features/tutorials. It should be easy enough to use that it doesn’t require it.</text:span></text:p>
      <text:p text:style-name="P8"><text:span text:style-name="T5">-<text:tab/>There should be warning about not completed fields, but there shouldn't be required fields (obviously some essential things will need to be required).</text:span></text:p>
      <text:p text:style-name="P8"><text:span text:style-name="T5">-<text:tab/>If an advert contains a link, the system should be able to recognise this, and upon clicking open the link in the default web browser.</text:span></text:p>
      <text:p text:style-name="P8"><text:span text:style-name="T5"/></text:p>
      <text:p text:style-name="P10"><text:span text:style-name="T5">Other -</text:span></text:p>
      <text:p text:style-name="P8"><text:span text:style-name="T5">-<text:tab/>Getting login details to the company could be done by email -- an email could be sent to the company with registration details and the course coordinator would approve the request for the company to be part of the system.</text:span></text:p>
      <text:p text:style-name="P8"><text:span text:style-name="T5">-<text:tab/>Normally for the established companies, a link to the application page of the company should be included in the description</text:span></text:p>
      <text:p text:style-name="P8"><text:span text:style-name="T5">-<text:tab/>Companies can post links to more info in the ad.</text:span></text:p>
      <text:p text:style-name="P8"><text:span text:style-name="T5">-<text:tab/>For placements secured through other means (not the system), the student needs to inform the coordinator by giving a brief description of the placement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OpenSymbol" svg:font-family="OpenSymbol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2:08:46</meta:creation-date>
    <meta:editing-duration>PT1M11S</meta:editing-duration>
    <meta:editing-cycles>4</meta:editing-cycles>
    <meta:generator>LibreOffice/3.6$Linux_X86_64 LibreOffice_project/360m1$Build-2</meta:generator>
    <dc:date>2012-10-25T12:41:44</dc:date>
    <dc:creator>Hector Grebbell</dc:creator>
    <meta:document-statistic meta:table-count="0" meta:image-count="0" meta:object-count="0" meta:page-count="2" meta:paragraph-count="32" meta:word-count="691" meta:character-count="3956" meta:non-whitespace-character-count="3296"/>
  </office:meta>
</office:document-meta>
</file>